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Fira Code VF" svg:font-family="'Fira Code VF', ui-monospace, SFMono-Regular, Menlo, Monaco, Consolas, 'Liberation Mono', 'Courier New', monospace"/>
    <style:font-face style:name="Söhne Mono" svg:font-family="'Söhne Mono', Monaco, 'Andale Mono', 'Ubuntu Mono', monospace"/>
    <style:font-face style:name="Tahoma1" svg:font-family="Tahoma"/>
    <style:font-face style:name="inherit" svg:font-family="inherit"/>
    <style:font-face style:name="var font-code" svg:font-family="'var font-code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2" style:family="paragraph" style:parent-style-name="Standard">
      <style:paragraph-properties fo:margin-left="0cm" fo:margin-right="0cm" fo:text-indent="0cm" style:auto-text-indent="false" fo:padding="0.049cm" fo:border="0.002cm solid #e5e7eb"/>
    </style:style>
    <style:style style:name="P3" style:family="paragraph" style:parent-style-name="Standard">
      <style:paragraph-properties fo:margin-left="0cm" fo:margin-right="0cm" fo:text-indent="0cm" style:auto-text-indent="false" fo:padding="0.049cm" fo:border="0.002cm solid #e5e7eb"/>
      <style:text-properties fo:color="#800000"/>
    </style:style>
    <style:style style:name="P4" style:family="paragraph" style:parent-style-name="Standard">
      <style:paragraph-properties fo:margin-left="0cm" fo:margin-right="0cm" fo:text-indent="0cm" style:auto-text-indent="false" fo:padding="0.049cm" fo:border="0.002cm solid #e5e7eb"/>
      <style:text-properties fo:font-variant="normal" fo:text-transform="none" fo:color="#800000" style:font-name="Fira Code VF" fo:font-size="10.5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text-indent="0cm" style:auto-text-indent="false" fo:padding="0.049cm" fo:border="0.002cm solid #e5e7eb"/>
    </style:style>
    <style:style style:name="P6" style:family="paragraph" style:parent-style-name="Preformatted_20_Text">
      <style:paragraph-properties fo:margin-left="0cm" fo:margin-right="0cm" fo:text-indent="0cm" style:auto-text-indent="false" fo:padding="0.049cm" fo:border="0.002cm solid #e5e7eb"/>
      <style:text-properties fo:color="#800000"/>
    </style:style>
    <style:style style:name="P7" style:family="paragraph" style:parent-style-name="Standard">
      <style:paragraph-properties style:line-height-at-least="0.503cm"/>
      <style:text-properties fo:color="#d4d4d4" fo:background-color="#1e1e1e"/>
    </style:style>
    <style:style style:name="P8" style:family="paragraph" style:parent-style-name="Standard">
      <style:paragraph-properties fo:margin-left="0cm" fo:margin-right="0cm" fo:text-indent="0cm" style:auto-text-indent="false" fo:padding="0.049cm" fo:border="0.002cm solid #e5e7eb"/>
    </style:style>
    <style:style style:name="P9" style:family="paragraph" style:parent-style-name="Standard">
      <style:paragraph-properties fo:margin-left="0cm" fo:margin-right="0cm" fo:text-indent="0cm" style:auto-text-indent="false" fo:padding="0.049cm" fo:border="0.002cm solid #e5e7eb"/>
      <style:text-properties fo:color="#000000"/>
    </style:style>
    <style:style style:name="T1" style:family="text">
      <style:text-properties fo:font-variant="normal" fo:text-transform="none" style:font-name="Fira Code VF" fo:font-size="10.5pt" fo:letter-spacing="normal" fo:font-style="normal" fo:font-weight="normal"/>
    </style:style>
    <style:style style:name="T2" style:family="text">
      <style:text-properties fo:font-variant="normal" fo:text-transform="none" style:font-name="inherit" fo:font-style="normal" fo:font-weight="normal" fo:background-color="transparent"/>
    </style:style>
    <style:style style:name="T3" style:family="text">
      <style:text-properties fo:font-variant="normal" fo:text-transform="none" fo:color="#d4d4d4" style:font-name="Consolas" fo:font-size="10.5pt" fo:font-style="normal" fo:font-weight="normal" fo:background-color="#1e1e1e"/>
    </style:style>
    <style:style style:name="T4" style:family="text">
      <style:text-properties fo:font-variant="normal" fo:text-transform="none" fo:color="#d4d4d4" style:font-name="Consolas" fo:font-size="10.5pt" fo:letter-spacing="normal" fo:font-style="normal" fo:font-weight="normal" fo:background-color="#1e1e1e"/>
    </style:style>
    <style:style style:name="T5" style:family="text">
      <style:text-properties fo:font-variant="normal" fo:text-transform="none" fo:color="#d4d4d4" style:font-name="Fira Code VF" fo:font-size="10.5pt" fo:letter-spacing="normal" fo:font-style="normal" fo:font-weight="normal" fo:background-color="#1e1e1e"/>
    </style:style>
    <style:style style:name="T6" style:family="text">
      <style:text-properties fo:font-variant="normal" fo:text-transform="none" fo:color="#9cdcfe" style:font-name="Consolas" fo:font-size="10.5pt" fo:font-style="normal" fo:font-weight="normal" fo:background-color="#1e1e1e"/>
    </style:style>
    <style:style style:name="T7" style:family="text">
      <style:text-properties fo:font-variant="normal" fo:text-transform="none" fo:color="#9cdcfe" style:font-name="Consolas" fo:font-size="10.5pt" fo:letter-spacing="normal" fo:font-style="normal" fo:font-weight="normal" fo:background-color="#1e1e1e"/>
    </style:style>
    <style:style style:name="T8" style:family="text">
      <style:text-properties fo:font-variant="normal" fo:text-transform="none" fo:color="#9cdcfe" style:font-name="Fira Code VF" fo:font-size="10.5pt" fo:letter-spacing="normal" fo:font-style="normal" fo:font-weight="normal" fo:background-color="#1e1e1e"/>
    </style:style>
    <style:style style:name="T9" style:family="text">
      <style:text-properties fo:font-variant="normal" fo:text-transform="none" fo:color="#ce9178" style:font-name="Consolas" fo:font-size="10.5pt" fo:font-style="normal" fo:font-weight="normal" fo:background-color="#1e1e1e"/>
    </style:style>
    <style:style style:name="T10" style:family="text">
      <style:text-properties fo:font-variant="normal" fo:text-transform="none" fo:color="#ce9178" style:font-name="Consolas" fo:font-size="10.5pt" fo:letter-spacing="normal" fo:font-style="normal" fo:font-weight="normal" fo:background-color="#1e1e1e"/>
    </style:style>
    <style:style style:name="T11" style:family="text">
      <style:text-properties fo:font-variant="normal" fo:text-transform="none" fo:color="#ce9178" style:font-name="Fira Code VF" fo:font-size="10.5pt" fo:letter-spacing="normal" fo:font-style="normal" fo:font-weight="normal" fo:background-color="#1e1e1e"/>
    </style:style>
    <style:style style:name="T12" style:family="text">
      <style:text-properties fo:font-variant="normal" fo:text-transform="none" fo:color="#ce9178" style:font-name="inherit" fo:font-size="10.5pt" fo:letter-spacing="normal" fo:font-style="normal" fo:font-weight="normal" fo:background-color="transparent"/>
    </style:style>
    <style:style style:name="T13" style:family="text">
      <style:text-properties fo:font-variant="normal" fo:text-transform="none" fo:color="#808080" style:font-name="Fira Code VF" fo:font-size="10.5pt" fo:letter-spacing="normal" fo:font-style="normal" fo:font-weight="normal" fo:background-color="#1e1e1e"/>
    </style:style>
    <style:style style:name="T14" style:family="text">
      <style:text-properties fo:font-variant="normal" fo:text-transform="none" fo:color="#569cd6" style:font-name="Fira Code VF" fo:font-size="10.5pt" fo:letter-spacing="normal" fo:font-style="normal" fo:font-weight="normal" fo:background-color="#1e1e1e"/>
    </style:style>
    <style:style style:name="T15" style:family="text">
      <style:text-properties fo:font-variant="normal" fo:text-transform="none" fo:color="#ffffff" style:font-name="Söhne Mono" fo:font-size="10.5pt" fo:letter-spacing="normal" fo:font-style="normal" fo:font-weight="normal"/>
    </style:style>
    <style:style style:name="T16" style:family="text">
      <style:text-properties fo:font-variant="normal" fo:text-transform="none" style:font-name="Söhne Mono" fo:font-size="10.5pt" fo:letter-spacing="normal" fo:font-style="normal" fo:font-weight="normal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fo:color="#9cdcfe" style:font-name="Consolas" fo:font-size="10.5pt" fo:font-weight="normal"/>
    </style:style>
    <style:style style:name="T19" style:family="text">
      <style:text-properties fo:color="#ce9178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vrir le dossier en question à la racine</text:p>
      <text:p text:style-name="Standard">Si c'est un sous dossier, clic droit "Open in integrated terminal" sous VSCODE</text:p>
      <text:p text:style-name="Standard">taper "code ." dans le terminal</text:p>
      <text:p text:style-name="Standard">Ca doit ouvrir une nouvelle fenetre VSCODE avec le dossier à la racine</text:p>
      <text:p text:style-name="Standard">Lancer dans le terminal:</text:p>
      <text:p text:style-name="Standard">npm init -y</text:p>
      <text:p text:style-name="P1"><text:span text:style-name="T1">npm install -D tailwindcss</text:span> </text:p>
      <text:p text:style-name="P1"><text:span text:style-name="T1">npx tailwindcss init</text:span> </text:p>
      <text:p text:style-name="Standard">Dans le fichier tailwind.config.js, on met dans le répertoire content les fichiers qui vont devoir lire les classes tailwind (ex: index.html)</text:p>
      <text:p text:style-name="Standard">On crée un fichier src/input.css, on met les directives TailWind dedans (ex: @tailwind base; etc)</text:p>
      <text:p text:style-name="Standard">Lancer dans le terminal:</text:p>
      <text:p text:style-name="Standard">npx tailwindcss -i ./src/input.css -o ./dist/output.css –watch</text:p>
      <text:p text:style-name="Standard">Insérer le link dans le html vers output.css:</text:p>
      <text:p text:style-name="P2">&lt;link href="/dist/output.css" rel="stylesheet"&gt; </text:p>
      <text:p text:style-name="P2"/>
      <text:p text:style-name="P2"/>
      <text:p text:style-name="P2">pour plus de rapidité, mettre la commande </text:p>
      <text:p text:style-name="P2">npx tailwindcss -i ./src/input.css -o ./dist/output.css –watch</text:p>
      <text:p text:style-name="P2">dans package.json, sous "scripts", créer "dev": npx tailwindcss -i ./src/input.css -o ./dist/output.css –watch</text:p>
      <text:p text:style-name="P2"/>
      <text:p text:style-name="P2">Lancer snuite "npm run dev" dans le terminal</text:p>
      <text:p text:style-name="P2"/>
      <text:p text:style-name="P2">re regarder l'install avec postcss =&gt; permet de générer les préfixes pour les navigateurs "webkit" pour la compatibilité</text:p>
      <text:p text:style-name="P2"/>
      <text:p text:style-name="P5"><text:span text:style-name="Source_20_Text"><text:span text:style-name="T2">npm install postcss postcss-cli</text:span></text:span></text:p>
      <text:p text:style-name="P2"><text:span text:style-name="Source_20_Text"><text:span text:style-name="T6">"dev"</text:span></text:span><text:span text:style-name="Source_20_Text"><text:span text:style-name="T3">: </text:span></text:span><text:span text:style-name="Source_20_Text"><text:span text:style-name="T9">"postcss ./src/main.css -o ./dist/output.css -–watch"</text:span></text:span></text:p>
      <text:p text:style-name="P5"><text:span text:style-name="Source_20_Text"><text:span text:style-name="T2"/></text:span></text:p>
      <text:p text:style-name="P5"><text:span text:style-name="Source_20_Text"><text:span text:style-name="T2">npm install jquery</text:span></text:span></text:p>
      <text:p text:style-name="P2">npm install mysql ou npm install mongodb</text:p>
      <text:p text:style-name="P2">npm install express</text:p>
      <text:p text:style-name="P2">npm install async</text:p>
      <text:p text:style-name="P9"><text:span text:style-name="T16">npm install mongodb</text:span> </text:p>
      <text:p text:style-name="P2"/>
      <text:p text:style-name="P2">npm init -y</text:p>
      <text:p text:style-name="P4">npm install -D tailwindcss postcss autoprefixer</text:p>
      <text:p text:style-name="P3"><text:span text:style-name="T1">npx tailwindcss init</text:span><text:span text:style-name="T1"> -p</text:span></text:p>
      <text:p text:style-name="P4">créer dossier src puis fichier src/input.css</text:p>
      <text:p text:style-name="P3"><text:span text:style-name="T1">ajouter </text:span><text:span text:style-name="T13">&lt;</text:span><text:span text:style-name="T14">link</text:span><text:span text:style-name="T5"> </text:span><text:span text:style-name="T8">rel</text:span><text:span text:style-name="T5">=</text:span><text:span text:style-name="T11">"stylesheet"</text:span><text:span text:style-name="T5"> </text:span><text:span text:style-name="T8">href</text:span><text:span text:style-name="T5">=</text:span><text:span text:style-name="T11">"../dist/output.css"</text:span><text:span text:style-name="T5"> </text:span><text:span text:style-name="T8">class</text:span><text:span text:style-name="T5">=</text:span><text:span text:style-name="T11">"rel"</text:span><text:span text:style-name="T13">&gt;</text:span></text:p>
      <text:p text:style-name="P4">dans le &lt;head&gt;</text:p>
      <text:p text:style-name="P4">mettre les directivs tailwind</text:p>
      <text:p text:style-name="P3"><text:span text:style-name="T1">ajouter dans le tailwind.config.js le content : </text:span><text:span text:style-name="T11">"./src/html/*.html"</text:span></text:p>
      <text:p text:style-name="P4">ajouter dans package.json dans scripts: </text:p>
      <text:p text:style-name="P3"><text:span text:style-name="Source_20_Text"><text:span text:style-name="T7">"dev"</text:span></text:span><text:span text:style-name="Source_20_Text"><text:span text:style-name="T4">: </text:span></text:span><text:span text:style-name="Source_20_Text"><text:span text:style-name="T10">"postcss ./src/input.css -o ./dist/output.css -–watch"</text:span></text:span></text:p>
      <text:p text:style-name="P6"><text:span text:style-name="Source_20_Text"><text:span text:style-name="T12">npm install postcss postcss-cli</text:span></text:span></text:p>
      <text:p text:style-name="P3"><text:span text:style-name="Source_20_Text"><text:span text:style-name="T10">npm run dev</text:span></text:span></text:p>
      <text:p text:style-name="P3"><text:span text:style-name="Source_20_Text"><text:span text:style-name="T10"/></text:span></text:p>
      <text:p text:style-name="P3"><text:span text:style-name="Source_20_Text"><text:span text:style-name="T10"/></text:span></text:p>
      <text:p text:style-name="P3"><text:span text:style-name="Source_20_Text"><text:span text:style-name="T10"/></text:span></text:p>
      <text:p text:style-name="P3"><text:span text:style-name="Source_20_Text"><text:span text:style-name="T10"/></text:span></text:p>
      <text:p text:style-name="P3"><text:span text:style-name="Source_20_Text"><text:span text:style-name="T10"/></text:span></text:p>
      <text:p text:style-name="P3"><text:soft-page-break/><text:span text:style-name="Source_20_Text"><text:span text:style-name="T10"/></text:span></text:p>
      <text:p text:style-name="P3"><text:span text:style-name="Source_20_Text"><text:span text:style-name="T10"/></text:span></text:p>
      <text:p text:style-name="P3"><text:span text:style-name="Source_20_Text"><text:span text:style-name="T10"/></text:span></text:p>
      <text:p text:style-name="P3"><text:span text:style-name="Source_20_Text"><text:span text:style-name="T10"/></text:span></text:p>
      <text:p text:style-name="P3"><text:span text:style-name="Source_20_Text"><text:span text:style-name="T4"> </text:span></text:span><text:span text:style-name="Source_20_Text"><text:span text:style-name="T7">"express"</text:span></text:span><text:span text:style-name="Source_20_Text"><text:span text:style-name="T4">: </text:span></text:span><text:span text:style-name="Source_20_Text"><text:span text:style-name="T10">"^4.18.2"</text:span></text:span><text:span text:style-name="Source_20_Text"><text:span text:style-name="T4">,</text:span></text:span></text:p>
      <text:p text:style-name="P7">    <text:span text:style-name="T18">"moment"</text:span><text:span text:style-name="T17">: </text:span><text:span text:style-name="T19">"^2.22.1"</text:span><text:span text:style-name="T17">,</text:span></text:p>
      <text:p text:style-name="P7">    <text:span text:style-name="T18">"mongodb"</text:span><text:span text:style-name="T17">: </text:span><text:span text:style-name="T19">"^5.1.0"</text:span><text:span text:style-name="T17">,</text:span></text:p>
      <text:p text:style-name="P7">    <text:span text:style-name="T18">"mongoose"</text:span><text:span text:style-name="T17">: </text:span><text:span text:style-name="T19">"^5.1.5"</text:span><text:span text:style-name="T17">,</text:span></text:p>
      <text:p text:style-name="P7">    <text:span text:style-name="T18">"socket.io"</text:span><text:span text:style-name="T17">: </text:span><text:span text:style-name="T19">"^2.1.1"</text:span></text:p>
      <text:p text:style-name="P3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Fira Code VF" svg:font-family="'Fira Code VF', ui-monospace, SFMono-Regular, Menlo, Monaco, Consolas, 'Liberation Mono', 'Courier New', monospace"/>
    <style:font-face style:name="Söhne Mono" svg:font-family="'Söhne Mono', Monaco, 'Andale Mono', 'Ubuntu Mono', monospace"/>
    <style:font-face style:name="Tahoma1" svg:font-family="Tahoma"/>
    <style:font-face style:name="inherit" svg:font-family="inherit"/>
    <style:font-face style:name="var font-code" svg:font-family="'var font-code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2H47M1S</meta:editing-duration>
    <meta:editing-cycles>14</meta:editing-cycles>
    <meta:generator>OpenOffice/4.1.12$Win32 OpenOffice.org_project/4112m1$Build-9809</meta:generator>
    <dc:date>2023-07-12T22:34:26.15</dc:date>
    <meta:document-statistic meta:table-count="0" meta:image-count="0" meta:object-count="0" meta:page-count="2" meta:paragraph-count="43" meta:word-count="261" meta:character-count="1870"/>
    <meta:user-defined meta:name="Info 1"/>
    <meta:user-defined meta:name="Info 2"/>
    <meta:user-defined meta:name="Info 3"/>
    <meta:user-defined meta:name="Info 4"/>
  </office:meta>
</office:document-meta>
</file>